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51in" style:rel-column-width="32743*"/>
    </style:style>
    <style:style style:name="Table1.B" style:family="table-column">
      <style:table-column-properties style:column-width="3.35in" style:rel-column-width="32792*"/>
    </style:style>
    <style:style style:name="Table1.1" style:family="table-row">
      <style:table-row-properties style:min-row-height="1.3542in"/>
    </style:style>
    <style:style style:name="Table1.A1" style:family="table-cell">
      <style:table-cell-properties fo:padding="0.0382in" fo:border-left="none" fo:border-right="none" fo:border-top="none" fo:border-bottom="1pt dashed #000000"/>
    </style:style>
    <style:style style:name="Table1.2" style:family="table-row">
      <style:table-row-properties style:min-row-height="1.4583in"/>
    </style:style>
    <style:style style:name="Table1.A2" style:family="table-cell">
      <style:table-cell-properties fo:padding="0.0382in" fo:border="none"/>
    </style:style>
    <style:style style:name="Table1.3" style:family="table-row">
      <style:table-row-properties style:min-row-height="1.6979in"/>
    </style:style>
    <style:style style:name="Table1.A3" style:family="table-cell">
      <style:table-cell-properties fo:padding="0.0382in" fo:border-left="none" fo:border-right="none" fo:border-top="1pt dashed #000000" fo:border-bottom="1pt dashed #000000"/>
    </style:style>
    <style:style style:name="Table1.4" style:family="table-row">
      <style:table-row-properties style:min-row-height="1.9479in"/>
    </style:style>
    <style:style style:name="Table1.5" style:family="table-row">
      <style:table-row-properties style:min-row-height="1.5208in"/>
    </style:style>
    <style:style style:name="P1" style:family="paragraph" style:parent-style-name="Footer">
      <style:paragraph-properties fo:text-align="center" style:justify-single-word="false"/>
      <style:text-properties style:font-name="Ubuntu Light" fo:font-size="9pt" officeooo:rsid="000c57d0" officeooo:paragraph-rsid="000c57d0" style:font-size-asian="9pt" style:font-size-complex="9pt"/>
    </style:style>
    <style:style style:name="P2" style:family="paragraph" style:parent-style-name="Standard">
      <style:paragraph-properties fo:text-align="center" style:justify-single-word="false"/>
      <style:text-properties style:font-name="Ubuntu Light" fo:font-size="14pt" fo:font-weight="normal" officeooo:paragraph-rsid="000a8f8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Ubuntu Light" fo:font-size="14pt" fo:font-weight="normal" officeooo:rsid="000d813d" officeooo:paragraph-rsid="00106a16"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Ubuntu Light" fo:font-size="14pt" fo:font-weight="normal" officeooo:rsid="000d813d" officeooo:paragraph-rsid="00106a16"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Ubuntu Light" fo:font-size="2pt" fo:font-weight="normal" officeooo:rsid="000c57d0" officeooo:paragraph-rsid="000c57d0" style:font-size-asian="1.75pt" style:font-weight-asian="normal" style:font-size-complex="2pt" style:font-weight-complex="normal"/>
    </style:style>
    <style:style style:name="P6" style:family="paragraph" style:parent-style-name="Table_20_Contents">
      <style:paragraph-properties fo:text-align="center" style:justify-single-word="false"/>
      <style:text-properties style:font-name="Ubuntu Light" fo:font-size="14pt" fo:font-weight="normal" officeooo:rsid="000c57d0" officeooo:paragraph-rsid="000c57d0" style:font-size-asian="14pt" style:font-weight-asian="normal" style:font-size-complex="14pt" style:font-weight-complex="normal"/>
    </style:style>
    <style:style style:name="P7" style:family="paragraph" style:parent-style-name="Table_20_Contents">
      <style:paragraph-properties fo:text-align="start" style:justify-single-word="false"/>
      <style:text-properties style:font-name="Ubuntu Light" fo:font-size="14pt" fo:font-weight="normal" officeooo:rsid="000c57d0" officeooo:paragraph-rsid="000c57d0" style:font-size-asian="14pt" style:font-weight-asian="normal" style:font-size-complex="14pt" style:font-weight-complex="normal"/>
    </style:style>
    <style:style style:name="P8" style:family="paragraph" style:parent-style-name="Table_20_Contents">
      <style:paragraph-properties fo:text-align="center" style:justify-single-word="false"/>
      <style:text-properties style:font-name="Ubuntu Light" fo:font-size="14pt" fo:font-weight="normal" officeooo:rsid="000d813d" officeooo:paragraph-rsid="000d813d" style:font-size-asian="14pt" style:font-weight-asian="normal" style:font-size-complex="14pt" style:font-weight-complex="normal"/>
    </style:style>
    <style:style style:name="P9" style:family="paragraph">
      <style:paragraph-properties fo:text-align="start"/>
      <style:text-properties style:text-line-through-style="none" style:font-name="Trebuchet MS" fo:font-size="12pt" fo:font-style="normal" style:text-underline-style="none" fo:font-weight="normal"/>
    </style:style>
    <style:style style:name="P10" style:family="paragraph">
      <style:paragraph-properties fo:text-align="center"/>
      <style:text-properties style:text-line-through-style="none" style:font-name="Trebuchet MS" fo:font-size="20pt" fo:font-style="normal" style:text-underline-style="none" fo:font-weight="normal"/>
    </style:style>
    <style:style style:name="P11" style:family="paragraph">
      <style:paragraph-properties fo:text-align="center"/>
      <style:text-properties style:text-line-through-style="none" style:font-name="Trebuchet MS" fo:font-size="16pt" fo:font-style="normal" style:text-underline-style="none" fo:font-weight="normal"/>
    </style:style>
    <style:style style:name="T1" style:family="text">
      <style:text-properties officeooo:rsid="001654d6"/>
    </style:style>
    <style:style style:name="gr1" style:family="graphic">
      <style:graphic-properties draw:textarea-vertical-align="top" fo:border="none" style:wrap="parallel" style:number-wrapped-paragraphs="no-limit" style:wrap-contour="true" style:wrap-contour-mode="full" style:vertical-pos="from-top" style:vertical-rel="paragraph" style:horizontal-pos="center" style:horizontal-rel="paragraph" draw:wrap-influence-on-position="once-concurrent" style:flow-with-text="false"/>
    </style:style>
    <style:style style:name="gr2" style:family="graphic">
      <style:graphic-properties draw:textarea-vertical-align="top" fo:border="none" style:wrap="run-through" style:number-wrapped-paragraphs="no-limit" style:vertical-pos="top" style:vertical-rel="paragraph" style:horizontal-pos="center" style:horizontal-rel="paragraph" draw:wrap-influence-on-position="once-concurrent" style:flow-with-text="false"/>
    </style:style>
    <style:style style:name="gr3" style:family="graphic">
      <style:graphic-properties draw:textarea-vertical-align="top" fo:border="none"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textarea-vertical-align="middle" fo:border="none"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office:forms form:automatic-focus="true" form:apply-design-mode="true">
        <form:form form:name="Telescopic Brief 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Background" form:control-implementation="ooo:com.sun.star.form.component.TextField" xml:id="control1" form:id="control1" form:current-value="Replace this with the description of the brand and the product here. Explain what they stand for. Describe current situation, list the overall business goal and specific objectives relevant for this brief." form:value="Replace this with the description of the brand and the product here. Explain what they stand for. Describe current situation, list the overall business goal and specific objectives relevant for this brief."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 form:name="Brief Name" form:control-implementation="ooo:com.sun.star.form.component.TextField" xml:id="control2" form:id="control2" form:max-length="50" form:current-value="Replace this with your Brief Name" form:value="Replace this with your Brief Name" form:convert-empty-to-null="true">
            <form:properties>
              <form:property form:property-name="DefaultControl" office:value-type="string" office:string-value="com.sun.star.form.control.TextField"/>
            </form:properties>
          </form:text>
          <form:textarea form:name="Target Group" form:control-implementation="ooo:com.sun.star.form.component.TextField" xml:id="control3" form:id="control3" form:current-value="Replace this with the description of the target group.  Who are they? Where and how do they live? What keeps them awake at night? What challenges do they face in their lives? What are their dreams?" form:value="Replace this with the description of the target group.  Who are they? Where and how do they live? What keeps them awake at night? What challenges do they face in their lives? What are their dreams?"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 form:name="Key Challenge" form:control-implementation="ooo:com.sun.star.form.component.TextField" xml:id="control4" form:id="control4" form:max-length="70" form:current-value="We want __________ to ________." form:value="We want __________ to ________." form:convert-empty-to-null="true">
            <form:properties>
              <form:property form:property-name="DefaultControl" office:value-type="string" office:string-value="com.sun.star.form.control.TextField"/>
            </form:properties>
          </form:text>
          <form:textarea form:name="Additional Information" form:control-implementation="ooo:com.sun.star.form.component.TextField" xml:id="control5" form:id="control5"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Success definition" form:control-implementation="ooo:com.sun.star.form.component.TextField" xml:id="control6" form:id="control6" form:current-value="Replace this with clear indication of what success looks like. What are the KPIs indicating success / failure? If these KPIs are quantifiable, what is their current value? What should the value be? How will this be measured?" form:value="Replace this with clear indication of what success looks like. What are the KPIs indicating success / failure? If these KPIs are quantifiable, what is their current value? What should the value be? How will this be measured?"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Current Attitude and Behavior" form:control-implementation="ooo:com.sun.star.form.component.TextField" xml:id="control7" form:id="control7" form:current-value="Replace this with the description of our target group's current attitude and behavior. What do they feel, think and do instead of what we want them to? Why?" form:value="Replace this with the description of our target group's current attitude and behavior. What do they feel, think and do instead of what we want them to? Why?"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Desired Attitude and Behavior" form:control-implementation="ooo:com.sun.star.form.component.TextField" xml:id="control8" form:id="control8" form:current-value="Replace this with the description of what we want our target group to feel, think and do. Why and under what conditions can this  happen?" form:value="Replace this with the description of what we want our target group to feel, think and do. Why and under what conditions can this  happen?"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ontrol text:anchor-type="paragraph" draw:z-index="1" draw:style-name="gr2" draw:text-style-name="P10" svg:width="6.4976in" svg:height="0.5906in" svg:x="0.0984in" svg:y="0in" draw:control="control2"/></text:p>
      <text:p text:style-name="P2"/>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6">Background:</text:p>
            <text:p text:style-name="P7"><draw:control text:anchor-type="paragraph" draw:z-index="0" draw:style-name="gr1" draw:text-style-name="P9" svg:width="6.5114in" svg:height="0.9287in" svg:x="0.0535in" svg:y="0.0799in" draw:control="control1"/></text:p>
          </table:table-cell>
          <table:covered-table-cell/>
        </table:table-row>
        <table:table-row table:style-name="Table1.2">
          <table:table-cell table:style-name="Table1.A2" table:number-columns-spanned="2" office:value-type="string">
            <text:p text:style-name="P8">Target <text:span text:style-name="T1">G</text:span>roup:</text:p>
            <text:p text:style-name="P3"><draw:control text:anchor-type="paragraph" draw:z-index="2" draw:style-name="gr3" draw:text-style-name="P9" svg:width="6.5114in" svg:height="0.9835in" svg:x="0.0535in" svg:y="0.1402in" draw:control="control3"/></text:p>
          </table:table-cell>
          <table:covered-table-cell/>
        </table:table-row>
        <table:table-row table:style-name="Table1.3">
          <table:table-cell table:style-name="Table1.A3" table:number-columns-spanned="2" office:value-type="string">
            <text:p text:style-name="P8">Key <text:span text:style-name="T1">C</text:span>hallenge:</text:p>
            <text:p text:style-name="P3"><draw:control text:anchor-type="paragraph" draw:z-index="3" draw:style-name="gr4" draw:text-style-name="P11" svg:width="6.5114in" svg:height="1.1815in" svg:x="0.0535in" svg:y="0.1646in" draw:control="control4"/></text:p>
          </table:table-cell>
          <table:covered-table-cell/>
        </table:table-row>
        <table:table-row table:style-name="Table1.4">
          <table:table-cell table:style-name="Table1.A1" office:value-type="string">
            <text:p text:style-name="P8">Current attitude and behavior:</text:p>
            <text:p text:style-name="P3"><draw:control text:anchor-type="paragraph" draw:z-index="6" draw:style-name="gr3" draw:text-style-name="P9" svg:width="3.1642in" svg:height="1.463in" svg:x="0.052in" svg:y="0.0799in" draw:control="control7"/></text:p>
          </table:table-cell>
          <table:table-cell table:style-name="Table1.A1" office:value-type="string">
            <text:p text:style-name="P8">Desired attitude and behavior:</text:p>
            <text:p text:style-name="P3"><draw:control text:anchor-type="paragraph" draw:z-index="7" draw:style-name="gr3" draw:text-style-name="P9" svg:width="3.165in" svg:height="1.463in" svg:x="0.0543in" svg:y="0.0799in" draw:control="control8"/></text:p>
          </table:table-cell>
        </table:table-row>
        <table:table-row table:style-name="Table1.5">
          <table:table-cell table:style-name="Table1.A1" table:number-columns-spanned="2" office:value-type="string">
            <text:p text:style-name="P8">Additional <text:span text:style-name="T1">I</text:span>nformation:</text:p>
            <text:p text:style-name="P4"><draw:control text:anchor-type="paragraph" draw:z-index="4" draw:style-name="gr3" draw:text-style-name="P9" svg:width="6.4748in" svg:height="0.998in" svg:x="0.0717in" svg:y="0.0799in" draw:control="control5"/></text:p>
          </table:table-cell>
          <table:covered-table-cell/>
        </table:table-row>
        <table:table-row table:style-name="Table1.1">
          <table:table-cell table:style-name="Table1.A2" table:number-columns-spanned="2" office:value-type="string">
            <text:p text:style-name="P8">Success <text:span text:style-name="T1">D</text:span>efinition:</text:p>
            <text:p text:style-name="P3"><draw:control text:anchor-type="paragraph" draw:z-index="5" draw:style-name="gr3" draw:text-style-name="P9" svg:width="6.4976in" svg:height="0.7378in" svg:x="0.0602in" svg:y="0.0799in" draw:control="control6"/></text:p>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H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buntu Light" fo:font-size="9pt" officeooo:rsid="000c57d0" officeooo:paragraph-rsid="000c57d0" style:font-size-asian="9pt" style:font-size-complex="9pt"/>
    </style:style>
    <style:page-layout style:name="Mpm1">
      <style:page-layout-properties fo:page-width="8.2701in" fo:page-height="11.6902in" style:num-format="1" style:print-orientation="portrait" fo:margin-top="0.390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Go to telescopicbrief.com to learn more about the format and create your own brief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Strakhov</meta:initial-creator>
    <meta:creation-date>2012-12-11T08:27:49</meta:creation-date>
    <meta:generator>LibreOffice/3.6$Linux_x86 LibreOffice_project/360m1$Build-2</meta:generator>
    <dc:date>2012-12-11T11:57:14</dc:date>
    <dc:creator>George Strakhov</dc:creator>
    <meta:editing-duration>PT1H12M58S</meta:editing-duration>
    <meta:editing-cycles>23</meta:editing-cycles>
    <meta:document-statistic meta:table-count="1" meta:image-count="0" meta:object-count="0" meta:page-count="1" meta:paragraph-count="8" meta:word-count="31" meta:character-count="224" meta:non-whitespace-character-count="201"/>
  </office:meta>
</office:document-meta>
</file>